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8cedf" officeooo:paragraph-rsid="0018cedf"/>
    </style:style>
    <style:style style:name="P2" style:family="paragraph" style:parent-style-name="Text_20_body">
      <style:text-properties officeooo:rsid="0018cedf" officeooo:paragraph-rsid="001c3c83"/>
    </style:style>
    <style:style style:name="P3" style:family="paragraph" style:parent-style-name="Text_20_body">
      <style:text-properties fo:font-weight="normal" officeooo:rsid="0018cedf" officeooo:paragraph-rsid="0018cedf" style:font-weight-asian="normal" style:font-weight-complex="normal"/>
    </style:style>
    <style:style style:name="P4" style:family="paragraph" style:parent-style-name="Text_20_body">
      <style:text-properties fo:font-weight="normal" officeooo:rsid="0018cedf" officeooo:paragraph-rsid="001c3c83" style:font-weight-asian="normal" style:font-weight-complex="normal"/>
    </style:style>
    <style:style style:name="P5" style:family="paragraph" style:parent-style-name="Text_20_body">
      <style:text-properties fo:font-weight="normal" officeooo:rsid="00199647" officeooo:paragraph-rsid="00199647" style:font-weight-asian="normal" style:font-weight-complex="normal"/>
    </style:style>
    <style:style style:name="P6" style:family="paragraph" style:parent-style-name="Text_20_body">
      <style:text-properties officeooo:rsid="00199647" officeooo:paragraph-rsid="00199647"/>
    </style:style>
    <style:style style:name="P7" style:family="paragraph" style:parent-style-name="Text_20_body">
      <style:text-properties officeooo:rsid="001b83a7" officeooo:paragraph-rsid="001b83a7"/>
    </style:style>
    <style:style style:name="P8" style:family="paragraph" style:parent-style-name="Text_20_body">
      <style:text-properties officeooo:rsid="001c3c83" officeooo:paragraph-rsid="001c3c83"/>
    </style:style>
    <style:style style:name="P9" style:family="paragraph" style:parent-style-name="Text_20_body">
      <style:text-properties officeooo:rsid="001dc37d" officeooo:paragraph-rsid="001dc37d"/>
    </style:style>
    <style:style style:name="P10" style:family="paragraph" style:parent-style-name="Heading_20_1">
      <style:text-properties officeooo:paragraph-rsid="0018cedf"/>
    </style:style>
    <style:style style:name="P11" style:family="paragraph" style:parent-style-name="Heading_20_1">
      <style:paragraph-properties fo:break-before="page"/>
      <style:text-properties officeooo:rsid="001b83a7" officeooo:paragraph-rsid="001b83a7"/>
    </style:style>
    <style:style style:name="P12" style:family="paragraph" style:parent-style-name="Subtitle">
      <style:text-properties officeooo:rsid="0018cedf" officeooo:paragraph-rsid="0018cedf"/>
    </style:style>
    <style:style style:name="P13" style:family="paragraph" style:parent-style-name="Title">
      <style:text-properties officeooo:rsid="0018cedf" officeooo:paragraph-rsid="0018cedf"/>
    </style:style>
    <style:style style:name="P14" style:family="paragraph" style:parent-style-name="Heading_20_3">
      <style:text-properties officeooo:rsid="00199647" officeooo:paragraph-rsid="00199647"/>
    </style:style>
    <style:style style:name="P15" style:family="paragraph" style:parent-style-name="Heading_20_3">
      <style:text-properties fo:font-weight="normal" officeooo:rsid="00199647" officeooo:paragraph-rsid="001c3c83" style:font-weight-asian="normal" style:font-weight-complex="normal"/>
    </style:style>
    <style:style style:name="T1" style:family="text">
      <style:text-properties officeooo:rsid="0018ce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3a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9647" style:font-weight-asian="normal" style:font-weight-complex="normal"/>
    </style:style>
    <style:style style:name="T7" style:family="text">
      <style:text-properties officeooo:rsid="001c3c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tudy of indicators </text:p>
      <text:p text:style-name="P1"/>
      <text:p text:style-name="P1"/>
      <text:h text:style-name="P10" text:outline-level="1"><text:span text:style-name="T1">RSI </text:span></text:h>
      <text:p text:style-name="P1">The relative strength index mesure the speed and the magnitude of the price movement. </text:p>
      <text:p text:style-name="P1">When graphed the RSI provide an information about the current strength or weakness of a market. </text:p>
      <text:p text:style-name="P1">It is calculated on <text:span text:style-name="T4">closing prices</text:span><text:span text:style-name="T2">. </text:span></text:p>
      <text:p text:style-name="P3">Formula: </text:p>
      <text:p text:style-name="P3"><text:tab/>RSI = 100 – 100 / (1+ RS)</text:p>
      <text:p text:style-name="P3"><text:tab/>RS = Average Gain/Average Loss <text:s/>(over the required period).</text:p>
      <text:p text:style-name="P3">It’s operates between scales of 0 and 100. </text:p>
      <text:p text:style-name="P3">The closer the RSI is to 0, the weaker the momentum is for price movements. </text:p>
      <text:p text:style-name="P3">The closer the RSI is to 100, the stronger is the momenum for a price change. </text:p>
      <text:p text:style-name="P5">The most popular period used is 14 periods.</text:p>
      <text:p text:style-name="P7"/>
      <text:h text:style-name="Heading_20_2" text:outline-level="2">It is used to identify: </text:h>
      <text:p text:style-name="P7"><text:tab/><text:span text:style-name="T2">overbought product</text:span></text:p>
      <text:p text:style-name="P7"><text:span text:style-name="T2"><text:tab/>oversold product</text:span></text:p>
      <text:h text:style-name="P14" text:outline-level="3">Strategies</text:h>
      <text:p text:style-name="P6">According to Wilder : </text:p>
      <text:p text:style-name="P6">RSI &gt; 70 (50 + <text:span text:style-name="T2">delta</text:span> ) : overbought =&gt; need to sell</text:p>
      <text:p text:style-name="P6">RSI &lt; 30 (50 - <text:span text:style-name="T2">delta</text:span> ): oversold =&gt; need to byu</text:p>
      <text:p text:style-name="P6">70 &lt; RSI &lt; 30 : =&gt; neutral</text:p>
      <text:p text:style-name="P5">The the <text:span text:style-name="T2">delta</text:span> value may vary. </text:p>
      <text:p text:style-name="P5">The <text:span text:style-name="T2">delta </text:span>given usually is 20 or 30, it will have to be confirmed during testing. </text:p>
      <text:p text:style-name="P5">https://www.tradingview.com/wiki/Relative_Strength_Index_(RSI)</text:p>
      <text:p text:style-name="P3"/>
      <text:h text:style-name="P11" text:outline-level="1">Stochastic Fast (14,3,1)</text:h>
      <text:p text:style-name="P7">It is a range bounded momentum oscillator. </text:p>
      <text:p text:style-name="P7">It is used to compare the location of the last close compared to the high/low range over a defined number of periods. </text:p>
      <text:p text:style-name="P2">It is calculated on <text:span text:style-name="T4">closing prices</text:span><text:span text:style-name="T2">. </text:span></text:p>
      <text:p text:style-name="P4">Formula: </text:p>
      <text:p text:style-name="P4"><text:tab/><text:span text:style-name="T7">the indicator is composed of two lines. </text:span></text:p>
      <text:p text:style-name="P4"><text:tab/>%<text:span text:style-name="T7">K = (close – lowest low)/(highest high – lowest low) * 100</text:span></text:p>
      <text:p text:style-name="P4"><text:tab/>%<text:span text:style-name="T7">D= SMA of %K</text:span></text:p>
      <text:p text:style-name="P4"/>
      <text:p text:style-name="P7">It is used to identify: </text:p>
      <text:p text:style-name="P7"><text:tab/><text:span text:style-name="T2">overbought level</text:span></text:p>
      <text:p text:style-name="P7"><text:span text:style-name="T2"><text:tab/>oversold level</text:span></text:p>
      <text:p text:style-name="P7"><text:span text:style-name="T2"><text:tab/>spotting divergences between indicators and the trend. </text:span></text:p>
      <text:p text:style-name="P3"><text:tab/><text:span text:style-name="T3">Bull signal/ setup</text:span></text:p>
      <text:p text:style-name="P3"><text:span text:style-name="T3"><text:tab/>bull signal / setup </text:span></text:p>
      <text:h text:style-name="P15" text:outline-level="3">Strategies</text:h>
      <text:p text:style-name="P8"><text:span text:style-name="T6">M</text:span><text:span text:style-name="T5">ost common used periods : 14 for K and 3 for the SMA on %D. </text:span></text:p>
      <text:p text:style-name="P9"><text:span text:style-name="T5">TODO FINISH </text:span></text:p>
      <text:p text:style-name="P9"><text:span text:style-name="T5">https://www.tradingview.com/wiki/Stochastic_(STOCH)</text:span></text:p>
      <text:p text:style-name="P12">Other reaseraches todo:</text:p>
      <text:p text:style-name="P1"><text:s/>James Cardwell who used RSI for <text:a xlink:type="simple" xlink:href="https://www.tradingview.com/wiki/Market_Trend" text:style-name="Internet_20_link" text:visited-style-name="Visited_20_Internet_20_Link">trend</text:a> confirm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1:47:57.231916075</meta:creation-date>
    <dc:date>2018-03-13T22:54:29.045895964</dc:date>
    <meta:editing-duration>PT4M39S</meta:editing-duration>
    <meta:editing-cycles>1</meta:editing-cycles>
    <meta:document-statistic meta:table-count="0" meta:image-count="0" meta:object-count="0" meta:page-count="2" meta:paragraph-count="43" meta:word-count="287" meta:character-count="1674" meta:non-whitespace-character-count="1389"/>
    <meta:generator>LibreOffice/5.1.6.2$Linux_X86_64 LibreOffice_project/10m0$Build-2</meta:generator>
  </office:meta>
</office:document-meta>
</file>